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11T17:29:52.537244689</meta:creation-date>
    <dc:date>2020-12-11T18:45:11.738127048</dc:date>
    <dc:creator>Rafael Lima</dc:creator>
    <meta:editing-duration>PT11M40S</meta:editing-duration>
    <meta:editing-cycles>6</meta:editing-cycles>
    <meta:generator>LibreOffice/7.0.3.1$Linux_X86_64 LibreOffice_project/00$Build-1</meta:generator>
    <meta:document-statistic meta:table-count="1" meta:cell-count="5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CountRowsCols
	Dim selRange as Object
	Dim selCols, selRows
	'Gets the current selection
	selRange = ThisComponent.getCurrentSelection()
	'Checks if it is a single celll or a range of cells
	If selRange.supportsService("com.sun.star.sheet.SheetCell") Then
		MsgBox "A single cell is selected"
	ElseIf selRange.supportsService("com.sun.star.sheet.SheetCellRange") Then
		'Get the number of rows and columns
		selCols = selRange.Columns
		selRows = selRange.Rows
		MsgBox "The cell range has " &amp; selRows.getCount() &amp; " rows and " &amp; selCols.getCount() &amp; " columns"
	End If
End Sub

Sub CountGreaterThanFifty
	Dim selRange as Object
	selRange = ThisComponent.Sheets(0).getCellRangeByName("B5:D10")
	Dim nRows as Integer, nCols as Integer
	nRows = selRange.Rows.getCount()
	nCols = selRange.Columns.getCount()
	Dim contValues as Integer
	Dim oCell as Object
	For i = 0 To nCols - 1
		For j = 0 To nRows - 1
			value = selRange.getCellByPosition(i, j).getValue()
			If value &gt; 50 Then contValues = contValues + 1
		Next j
	Next i
	'Shows a message with the number of cells greater than 50
	MsgBox "There are " &amp; contValues &amp; " cells with value greater than 50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